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adornments="Standard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8.602cm" style:rel-width="100%" table:align="left"/>
    </style:style>
    <style:style style:name="Tabelle1.A" style:family="table-column">
      <style:table-column-properties style:column-width="9.312cm" style:rel-column-width="5279*"/>
    </style:style>
    <style:style style:name="Tabelle1.B" style:family="table-column">
      <style:table-column-properties style:column-width="9.29cm" style:rel-column-width="5267*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2" style:family="table">
      <style:table-properties style:width="18.602cm" fo:margin-top="0.101cm" fo:margin-bottom="0.101cm" table:align="margins"/>
    </style:style>
    <style:style style:name="Tabelle2.A" style:family="table-column">
      <style:table-column-properties style:column-width="9.301cm" style:rel-column-width="32767*"/>
    </style:style>
    <style:style style:name="Tabelle2.B" style:family="table-column">
      <style:table-column-properties style:column-width="9.301cm" style:rel-column-width="32768*"/>
    </style:style>
    <style:style style:name="Tabelle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padding="0.097cm" fo:border="0.05pt solid #000000"/>
    </style:style>
    <style:style style:name="P1" style:family="paragraph" style:parent-style-name="Klassenlehrer">
      <style:text-properties officeooo:paragraph-rsid="008382d2"/>
    </style:style>
    <style:style style:name="P2" style:family="paragraph" style:parent-style-name="Logo">
      <style:text-properties officeooo:paragraph-rsid="00875a4b"/>
    </style:style>
    <style:style style:name="P3" style:family="paragraph" style:parent-style-name="Schueler">
      <style:text-properties officeooo:paragraph-rsid="008fc6ca"/>
    </style:style>
    <style:style style:name="P4" style:family="paragraph" style:parent-style-name="Schueler">
      <style:text-properties officeooo:paragraph-rsid="0090244a"/>
    </style:style>
    <style:style style:name="P5" style:family="paragraph" style:parent-style-name="Schueler">
      <style:text-properties officeooo:paragraph-rsid="00922d28"/>
    </style:style>
    <style:style style:name="P6" style:family="paragraph">
      <style:paragraph-properties fo:text-align="center"/>
    </style:style>
    <style:style style:name="T1" style:family="text">
      <style:text-properties officeooo:rsid="008382d2"/>
    </style:style>
    <style:style style:name="T2" style:family="text">
      <style:text-properties officeooo:rsid="00875a4b"/>
    </style:style>
    <style:style style:name="T3" style:family="text">
      <style:text-properties style:font-name="Arial Narrow" fo:font-size="3pt" fo:language="zxx" fo:country="none" style:text-underline-style="dotted" style:text-underline-width="auto" style:text-underline-color="font-color" fo:background-color="#99ccff" loext:char-shading-value="0" style:font-weight-asian="normal" style:font-weight-complex="normal"/>
    </style:style>
    <style:style style:name="T4" style:family="text">
      <style:text-properties style:font-name="Arial Narrow" fo:language="zxx" fo:country="none"/>
    </style:style>
    <style:style style:name="T5" style:family="text">
      <style:text-properties style:font-name="Arial Narrow" fo:font-size="9pt" fo:language="zxx" fo:country="none" officeooo:rsid="008fc6ca" style:font-weight-asian="normal" style:font-weight-complex="normal"/>
    </style:style>
    <style:style style:name="T6" style:family="text">
      <style:text-properties officeooo:rsid="008fc6ca"/>
    </style:style>
    <style:style style:name="T7" style:family="text">
      <style:text-properties fo:font-size="3pt" fo:language="zxx" fo:country="none" style:text-underline-style="dotted" style:text-underline-width="auto" style:text-underline-color="font-color" fo:background-color="#99ccff" loext:char-shading-value="0" style:font-weight-asian="normal" style:font-weight-complex="normal"/>
    </style:style>
    <style:style style:name="T8" style:family="text">
      <style:text-properties officeooo:rsid="0090244a"/>
    </style:style>
    <style:style style:name="T9" style:family="text">
      <style:text-properties officeooo:rsid="0091d94a"/>
    </style:style>
    <style:style style:name="fr1" style:family="graphic" style:parent-style-name="DelegierteRahmen">
      <style:graphic-properties style:vertical-pos="top" style:vertical-rel="paragraph-content" style:horizontal-pos="right" style:horizontal-rel="paragraph-content"/>
    </style:style>
    <style:style style:name="gr1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vg:stroke-width="0.049cm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/>
    </style:style>
    <style:style style:name="gr3" style:family="graphic">
      <style:graphic-properties style:run-through="foreground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Datum">Stand: <text:span text:style-name="SmalltalkValue">me@#reportDate</text:span></text:p>
          </table:table-cell>
          <table:table-cell table:style-name="Tabelle1.B1" office:value-type="string">
            <text:p text:style-name="P2"><text:bookmark-start text:name="__DdeLink__134361_1029396122"/><text:bookmark-start text:name="__DdeLink__134737_1029396122"/><text:span text:style-name="SmalltalkLiteral"><text:span text:style-name="T2">me report drawSchoolLogo</text:span></text:span><text:bookmark-end text:name="__DdeLink__134361_1029396122"/><text:bookmark-end text:name="__DdeLink__134737_1029396122"/></text:p>
          </table:table-cell>
        </table:table-row>
      </table:table>
      <text:h text:style-name="Heading_20_1" text:outline-level="1">Klassenalarm <text:span text:style-name="SmalltalkValue">me@#className</text:span> <text:tab/><text:span text:style-name="SmalltalkValue">me@#period</text:span></text:h>
      <text:p text:style-name="Lehrerkommentar"><text:span text:style-name="SmalltalkValue">me@#comment</text:span></text:p>
      <text:p text:style-name="LehrpersonAlarm">Auslösende Stelle</text:p>
      <text:p text:style-name="LegendeKlassenalarm"><draw:g text:anchor-type="paragraph" draw:z-index="0" draw:name="Form1" draw:style-name="gr3"><draw:line draw:style-name="gr2" draw:text-style-name="P6" svg:x1="9.301cm" svg:y1="-0.15cm" svg:x2="4.951cm" svg:y2="0.353cm"><text:p/></draw:line><draw:line draw:style-name="gr2" draw:text-style-name="P6" svg:x1="9.301cm" svg:y1="-0.15cm" svg:x2="13.651cm" svg:y2="0.353cm"><text:p/></draw:line></draw:g><text:span text:style-name="SmalltalkValue">me@#legend</text:span></text:p>
      <table:table table:name="Tabelle2" table:style-name="Tabelle2">
        <table:table-column table:style-name="Tabelle2.A"/>
        <table:table-column table:style-name="Tabelle2.B"/>
        <table:table-row table:style-name="TableLine140537931186864">
          <table:table-cell table:style-name="Tabelle2.A1" office:value-type="string" table:protected="true">
            <text:p text:style-name="GruppenTitel">Gruppe A</text:p>
            <text:p text:style-name="PfeilTrennerGrau">Mädchen</text:p>
            <text:p text:style-name="SmalltalkCode">me at: #groupAFemale do: [:each |</text:p>
            <text:p text:style-name="SchuelerFett"><draw:frame draw:style-name="fr1" draw:name="Rahmen1" text:anchor-type="paragraph" svg:width="0.318cm" draw:z-index="2"><draw:text-box fo:min-height="0.93cm"><text:p text:style-name="SmalltalkCode"><text:bookmark-start text:name="__DdeLink__2233_117913337"/>each at:#isDelegate ifNotBlank:[:del |<text:bookmark-end text:name="__DdeLink__2233_117913337"/></text:p><text:p text:style-name="Delegierte_20_Symbol"><text:bookmark-start text:name="__DdeLink__2230_117913337"/><text:span text:style-name="SmalltalkValue">del</text:span><text:bookmark-end text:name="__DdeLink__2230_117913337"/></text:p><text:p text:style-name="SmalltalkCode">]</text:p></draw:text-box></draw:frame><text:bookmark-start text:name="__DdeLink__331080_740793456"/><text:span text:style-name="SmalltalkValue">each@#name</text:span><text:tab/><text:span text:style-name="SmalltalkValue">each@#number1</text:span><text:bookmark-start text:name="__DdeLink__15026_2920487362"/><text:bookmark-end text:name="__DdeLink__15026_2920487362"/><text:bookmark text:name="__DdeLink__297_117913337"/></text:p>
            <text:p text:style-name="Schueler"><text:span text:style-name="SmalltalkValue">each@#address</text:span><text:bookmark-start text:name="__DdeLink__15033_2920487362"/><text:tab/><text:bookmark-start text:name="__DdeLink__15836_2920487362"/><text:bookmark-start text:name="__DdeLink__15029_2920487362"/><text:bookmark-start text:name="__DdeLink__331075_740793456"/><text:span text:style-name="SmalltalkValue">each</text:span><text:span text:style-name="SmalltalkValue"><text:span text:style-name="T9"> at: </text:span></text:span><text:span text:style-name="SmalltalkValue">#</text:span><text:span text:style-name="SmalltalkValue"><text:span text:style-name="T6">number2</text:span></text:span><text:bookmark-end text:name="__DdeLink__15033_2920487362"/><text:bookmark-end text:name="__DdeLink__15029_2920487362"/><text:bookmark-end text:name="__DdeLink__331075_740793456"/><text:span text:style-name="SmalltalkValue"><text:span text:style-name="T9"> default: '- - -'</text:span></text:span><text:bookmark-end text:name="__DdeLink__15836_2920487362"/></text:p>
            <text:p text:style-name="P3"><text:bookmark-start text:name="__DdeLink__328344_740793456"/><text:span text:style-name="SmalltalkValue"><text:span text:style-name="SmalltalkValue">each@#zipCity</text:span></text:span><text:bookmark-start text:name="__DdeLink__15285_2920487362"/><text:bookmark-end text:name="__DdeLink__328344_740793456"/><text:span text:style-name="T5"><text:tab/></text:span><text:bookmark-start text:name="__DdeLink__15029_29204873621"/><text:bookmark-start text:name="__DdeLink__331075_7407934564"/><text:span text:style-name="SmalltalkValue"><text:span text:style-name="T4">each@#email</text:span></text:span><text:bookmark-end text:name="__DdeLink__15285_2920487362"/><text:bookmark-end text:name="__DdeLink__15029_29204873621"/><text:bookmark-end text:name="__DdeLink__331075_7407934564"/></text:p>
            <text:p text:style-name="SmalltalkCode"><text:bookmark-end text:name="__DdeLink__331080_740793456"/>] separatedBy: [</text:p>
            <text:p text:style-name="PfeilTrenner"/>
            <text:p text:style-name="SmalltalkCode">]</text:p>
            <text:p text:style-name="PfeilTrennerGrau">Knaben</text:p>
            <text:p text:style-name="SmalltalkCode">me at: #groupAMale do: [:each |</text:p>
            <text:p text:style-name="SchuelerFett"><draw:frame draw:style-name="fr1" draw:name="Rahmen3" text:anchor-type="paragraph" svg:width="0.312cm" draw:z-index="3"><draw:text-box fo:min-height="0.93cm"><text:p text:style-name="SmalltalkCode"><text:bookmark-start text:name="__DdeLink__2233_11791333731"/>each at:#isDelegate ifNotBlank:[:del |<text:bookmark-end text:name="__DdeLink__2233_11791333731"/></text:p><text:p text:style-name="Delegierte_20_Symbol"><text:bookmark-start text:name="__DdeLink__2230_11791333732"/><text:span text:style-name="SmalltalkValue">del</text:span><text:bookmark-end text:name="__DdeLink__2230_11791333732"/></text:p><text:p text:style-name="SmalltalkCode">]</text:p></draw:text-box></draw:frame><text:span text:style-name="SmalltalkValue">each@#name</text:span><text:tab/><text:span text:style-name="SmalltalkValue">each@#number1</text:span></text:p>
            <text:p text:style-name="P5"><text:span text:style-name="SmalltalkValue">each@#address</text:span><text:tab/><text:bookmark-start text:name="__DdeLink__15029_29204873622"/><text:bookmark-start text:name="__DdeLink__331075_7407934565"/><text:span text:style-name="SmalltalkValue">each</text:span><text:span text:style-name="SmalltalkValue"><text:span text:style-name="T9"> at: </text:span></text:span><text:span text:style-name="SmalltalkValue">#</text:span><text:span text:style-name="SmalltalkValue"><text:span text:style-name="T6">number2</text:span></text:span><text:bookmark-end text:name="__DdeLink__15029_29204873622"/><text:bookmark-end text:name="__DdeLink__331075_7407934565"/><text:span text:style-name="SmalltalkValue"><text:span text:style-name="T9"> default: '- - -'</text:span></text:span></text:p>
            <text:p text:style-name="P4"><text:bookmark-start text:name="__DdeLink__328344_7407934562"/><text:span text:style-name="SmalltalkValue">each@#zipCity</text:span><text:bookmark-end text:name="__DdeLink__328344_7407934562"/><text:bookmark text:name="__DdeLink__328349_7407934562"/><text:span text:style-name="T5"><text:tab/></text:span><text:bookmark-start text:name="__DdeLink__15029_292048736211"/><text:bookmark-start text:name="__DdeLink__331075_74079345641"/><text:span text:style-name="SmalltalkValue"><text:span text:style-name="T4">each@#email</text:span></text:span><text:bookmark-end text:name="__DdeLink__15029_292048736211"/><text:bookmark-end text:name="__DdeLink__331075_74079345641"/></text:p>
            <text:p text:style-name="SmalltalkCode">] separatedBy: [</text:p>
            <text:p text:style-name="PfeilTrenner"/>
            <text:p text:style-name="SmalltalkCode">]</text:p>
          </table:table-cell>
          <table:table-cell table:style-name="Tabelle2.B1" office:value-type="string" table:protected="true">
            <text:p text:style-name="GruppenTitel">Gruppe B</text:p>
            <text:p text:style-name="PfeilTrennerGrau">Mädchen</text:p>
            <text:p text:style-name="SmalltalkCode">me at: #groupBFemale do: [:each |</text:p>
            <text:p text:style-name="SchuelerFett"><draw:frame draw:style-name="fr1" draw:name="Rahmen2" text:anchor-type="paragraph" svg:width="0.31cm" draw:z-index="4"><draw:text-box fo:min-height="0.93cm"><text:p text:style-name="SmalltalkCode"><text:bookmark-start text:name="__DdeLink__2233_11791333733"/>each at:#isDelegate ifNotBlank:[:del |<text:bookmark-end text:name="__DdeLink__2233_11791333733"/></text:p><text:p text:style-name="Delegierte_20_Symbol"><text:bookmark-start text:name="__DdeLink__2230_11791333734"/><text:span text:style-name="SmalltalkValue">del</text:span><text:bookmark-end text:name="__DdeLink__2230_11791333734"/></text:p><text:p text:style-name="SmalltalkCode">]</text:p></draw:text-box></draw:frame><text:span text:style-name="SmalltalkValue">each@#name</text:span><text:tab/><text:span text:style-name="SmalltalkValue">each@#number1</text:span></text:p>
            <text:p text:style-name="P5"><text:span text:style-name="SmalltalkValue">each@#address</text:span><text:tab/><text:bookmark-start text:name="__DdeLink__15029_29204873623"/><text:bookmark-start text:name="__DdeLink__331075_7407934566"/><text:span text:style-name="SmalltalkValue">each</text:span><text:span text:style-name="SmalltalkValue"><text:span text:style-name="T9"> at: </text:span></text:span><text:span text:style-name="SmalltalkValue">#</text:span><text:span text:style-name="SmalltalkValue"><text:span text:style-name="T6">number2</text:span></text:span><text:bookmark-end text:name="__DdeLink__15029_29204873623"/><text:bookmark-end text:name="__DdeLink__331075_7407934566"/><text:span text:style-name="SmalltalkValue"><text:span text:style-name="T9"> default: '- - -'</text:span></text:span></text:p>
            <text:p text:style-name="P4"><text:bookmark-start text:name="__DdeLink__328344_7407934561"/><text:span text:style-name="SmalltalkValue">each@#zipCity</text:span><text:bookmark-end text:name="__DdeLink__328344_7407934561"/><text:bookmark text:name="__DdeLink__328349_7407934561"/><text:span text:style-name="T5"><text:tab/></text:span><text:bookmark-start text:name="__DdeLink__15029_292048736212"/><text:bookmark-start text:name="__DdeLink__331075_74079345642"/><text:span text:style-name="SmalltalkValue"><text:span text:style-name="T4">each@#email</text:span></text:span><text:bookmark-end text:name="__DdeLink__15029_292048736212"/><text:bookmark-end text:name="__DdeLink__331075_74079345642"/></text:p>
            <text:p text:style-name="SmalltalkCode">] separatedBy: [</text:p>
            <text:p text:style-name="PfeilTrenner"/>
            <text:p text:style-name="SmalltalkCode">]</text:p>
            <text:p text:style-name="PfeilTrennerGrau">Knaben</text:p>
            <text:p text:style-name="SmalltalkCode">me at: #groupBMale do: [:each |</text:p>
            <text:p text:style-name="SchuelerFett"><draw:frame draw:style-name="fr1" draw:name="Rahmen4" text:anchor-type="paragraph" svg:width="0.312cm" draw:z-index="5"><draw:text-box fo:min-height="0.93cm"><text:p text:style-name="SmalltalkCode"><text:bookmark-start text:name="__DdeLink__2233_11791333735"/>each at:#isDelegate ifNotBlank:[:del |<text:bookmark-end text:name="__DdeLink__2233_11791333735"/></text:p><text:p text:style-name="Delegierte_20_Symbol"><text:bookmark-start text:name="__DdeLink__2230_11791333736"/><text:span text:style-name="SmalltalkValue">del</text:span><text:bookmark-end text:name="__DdeLink__2230_11791333736"/></text:p><text:p text:style-name="SmalltalkCode">]</text:p></draw:text-box></draw:frame><text:span text:style-name="SmalltalkValue">each@#name</text:span><text:tab/><text:span text:style-name="SmalltalkValue">each@#number1</text:span></text:p>
            <text:p text:style-name="P5"><text:span text:style-name="SmalltalkValue">each@#address</text:span><text:tab/><text:bookmark-start text:name="__DdeLink__15029_29204873624"/><text:bookmark-start text:name="__DdeLink__331075_7407934567"/><text:span text:style-name="SmalltalkValue">each</text:span><text:span text:style-name="SmalltalkValue"><text:span text:style-name="T9"> at: </text:span></text:span><text:span text:style-name="SmalltalkValue">#</text:span><text:span text:style-name="SmalltalkValue"><text:span text:style-name="T6">number2</text:span></text:span><text:bookmark-end text:name="__DdeLink__15029_29204873624"/><text:bookmark-end text:name="__DdeLink__331075_7407934567"/><text:span text:style-name="SmalltalkValue"><text:span text:style-name="T9"> default: '- - -'</text:span></text:span></text:p>
            <text:p text:style-name="P4"><text:bookmark-start text:name="__DdeLink__328344_7407934563"/><text:span text:style-name="SmalltalkValue">each@#zipCity</text:span><text:bookmark-end text:name="__DdeLink__328344_7407934563"/><text:bookmark text:name="__DdeLink__328349_7407934563"/><text:span text:style-name="T5"><text:tab/></text:span><text:bookmark-start text:name="__DdeLink__15029_292048736213"/><text:bookmark-start text:name="__DdeLink__331075_74079345643"/><text:span text:style-name="SmalltalkValue"><text:span text:style-name="T4">each@#email</text:span></text:span><text:bookmark-end text:name="__DdeLink__15029_292048736213"/><text:bookmark-end text:name="__DdeLink__331075_74079345643"/></text:p>
            <text:p text:style-name="SmalltalkCode">] separatedBy: [</text:p>
            <text:p text:style-name="PfeilTrenner"/>
            <text:p text:style-name="SmalltalkCode">]</text:p>
          </table:table-cell>
        </table:table-row>
      </table:table>
      <text:p text:style-name="LehrpersonAlarm"><draw:g text:anchor-type="paragraph" draw:z-index="1" draw:name="Form2" draw:style-name="gr1"><draw:line draw:style-name="gr2" draw:text-style-name="P6" svg:x1="9.301cm" svg:y1="0.448cm" svg:x2="4.951cm" svg:y2="0cm"><text:p/></draw:line><draw:line draw:style-name="gr2" draw:text-style-name="P6" svg:x1="9.301cm" svg:y1="0.448cm" svg:x2="13.651cm" svg:y2="0cm"><text:p/></draw:line></draw:g>Auslösende Stelle</text:p>
      <text:p text:style-name="SmalltalkCode">me at: #groupRest ifNotBlank: [:collection |</text:p>
      <text:p text:style-name="Standard">Weitere Schüler:</text:p>
      <text:p text:style-name="SmalltalkCode">collection do: [:each |</text:p>
      <text:p text:style-name="Standard"><text:bookmark-start text:name="__DdeLink__444_642902476"/><text:bookmark-start text:name="__DdeLink__436_642902476"/><text:span text:style-name="SmalltalkValue">each@#name</text:span><text:bookmark-start text:name="__DdeLink__1281_642902476"/><text:bookmark-end text:name="__DdeLink__444_642902476"/><text:bookmark-end text:name="__DdeLink__436_642902476"/>, <text:bookmark-start text:name="__DdeLink__446_642902476"/><text:bookmark-end text:name="__DdeLink__1281_642902476"/><text:span text:style-name="SmalltalkValue">each@#address</text:span><text:bookmark-end text:name="__DdeLink__446_642902476"/>, <text:bookmark-start text:name="__DdeLink__448_642902476"/><text:span text:style-name="SmalltalkValue">each@#zipCity</text:span><text:bookmark-end text:name="__DdeLink__448_642902476"/>, <text:bookmark-start text:name="__DdeLink__459_642902476"/><text:span text:style-name="SmalltalkValue">each@#number1</text:span><text:bookmark-end text:name="__DdeLink__459_642902476"/> <text:bookmark-start text:name="__DdeLink__328336_740793456"/><text:s text:c="2"/><text:bookmark-start text:name="__DdeLink__461_642902476"/><text:bookmark-start text:name="__DdeLink__328332_740793456"/><text:span text:style-name="SmalltalkValue">each@#number2</text:span><text:bookmark-end text:name="__DdeLink__328336_740793456"/><text:bookmark-end text:name="__DdeLink__461_642902476"/><text:bookmark-end text:name="__DdeLink__328332_740793456"/> <text:s/><text:bookmark-start text:name="__DdeLink__328342_740793456"/><text:span text:style-name="SmalltalkValue">each@#email</text:span><text:bookmark-end text:name="__DdeLink__328342_740793456"/></text:p>
      <text:p text:style-name="SmalltalkCode">]]</text:p>
      <text:p text:style-name="TitelLehrpersonen">Lehrpersonen</text:p>
      <text:p text:style-name="Klassenlehrer"><text:span text:style-name="SmalltalkValue">me@#classTeacherName</text:span><text:tab/>Klassenlehrperson<text:tab/><text:bookmark-start text:name="__DdeLink__329152_740793456"/><text:bookmark-start text:name="__DdeLink__4143_117913337"/><text:span text:style-name="SmalltalkValue">me@#classTeacherNumber</text:span><text:bookmark-end text:name="__DdeLink__329152_740793456"/><text:bookmark-end text:name="__DdeLink__4143_117913337"/><text:tab/><text:bookmark-start text:name="__DdeLink__329154_740793456"/><text:span text:style-name="SmalltalkValue">me@#classTeacherEmail</text:span><text:bookmark-end text:name="__DdeLink__329154_740793456"/></text:p>
      <text:p text:style-name="P1"><text:span text:style-name="SmalltalkValue">me@#classTeacherAddress</text:span><text:span text:style-name="T1"><text:tab/><text:tab/></text:span><text:bookmark-start text:name="__DdeLink__4148_117913337"/><text:span text:style-name="SmalltalkValue"><text:span text:style-name="T1">me@#classTeacherMobileNumber</text:span></text:span><text:bookmark-end text:name="__DdeLink__4148_117913337"/></text:p>
      <text:p text:style-name="Klassenlehrer"><text:span text:style-name="SmalltalkValue">me@#classTeacherZipCity</text:span></text:p>
      <text:p text:style-name="Standard"/>
      <text:p text:style-name="Standard"/>
      <text:p text:style-name="SmalltalkCode">me@#teachers do: [:each |</text:p>
      <text:p text:style-name="LehrpersonListe"><text:span text:style-name="SmalltalkValue">each@#name</text:span><text:tab/><text:span text:style-name="SmalltalkValue">each@#subject</text:span><text:bookmark-start text:name="__DdeLink__329156_740793456"/><text:tab/><text:span text:style-name="SmalltalkValue">each@#number</text:span><text:bookmark-end text:name="__DdeLink__329156_740793456"/><text:tab/><text:bookmark-start text:name="__DdeLink__329158_740793456"/><text:span text:style-name="SmalltalkValue">each@#email</text:span><text:bookmark-end text:name="__DdeLink__329158_740793456"/></text:p>
      <text:p text:style-name="SmalltalkCode">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adornments="Standard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3" fo:font-family="Arial" style:font-style-name="Standard" style:font-family-generic="swiss" style:font-pitch="variable" fo:font-size="10pt" fo:language="zxx" fo:country="non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21cm" style:contextual-spacing="false" fo:text-align="start" style:justify-single-word="false">
        <style:tab-stops>
          <style:tab-stop style:position="18.5cm" style:type="right"/>
        </style:tab-stops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1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 style:shadow="none">
        <style:tab-stops/>
      </style:paragraph-properties>
      <style:text-properties fo:font-size="3pt" style:font-weight-asian="normal" style:font-weight-complex="normal"/>
    </style:style>
    <style:style style:name="Unbenannt1" style:family="paragraph" style:parent-style-name="Table_20_Heading"/>
    <style:style style:name="TabellenZelle" style:family="paragraph" style:parent-style-name="Table_20_Contents" style:master-page-name="">
      <style:paragraph-properties fo:text-align="center" style:justify-single-word="false"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Legende" style:family="paragraph" style:parent-style-name="Text_20_body">
      <style:paragraph-properties fo:margin-top="0cm" fo:margin-bottom="0cm" style:contextual-spacing="false">
        <style:tab-stops>
          <style:tab-stop style:position="0.801cm"/>
        </style:tab-stops>
      </style:paragraph-properties>
    </style:style>
    <style:style style:name="LehrpersonAlarm" style:family="paragraph" style:parent-style-name="Text_20_body">
      <style:paragraph-properties fo:margin-top="0.199cm" fo:margin-bottom="0.199cm" style:contextual-spacing="false" fo:text-align="center" style:justify-single-word="false"/>
      <style:text-properties style:font-weight-asian="normal" style:font-weight-complex="normal"/>
    </style:style>
    <style:style style:name="PfeilTrenner" style:family="paragraph" style:parent-style-name="Standard">
      <style:paragraph-properties fo:text-align="start" style:justify-single-word="false">
        <style:tab-stops>
          <style:tab-stop style:position="4.195cm"/>
        </style:tab-stops>
      </style:paragraph-properties>
      <style:text-properties fo:font-size="4pt" style:font-weight-asian="normal" style:font-weight-complex="normal"/>
    </style:style>
    <style:style style:name="Datum" style:family="paragraph" style:parent-style-name="Standard" style:master-page-name="">
      <style:paragraph-properties fo:text-align="start" style:justify-single-word="false" style:page-number="auto"/>
    </style:style>
    <style:style style:name="MiniBuffer" style:family="paragraph" style:parent-style-name="Standard">
      <style:text-properties fo:font-size="3pt" style:font-weight-asian="normal" style:font-weight-complex="normal"/>
    </style:style>
    <style:style style:name="MiniBufferSpaltenumbruch" style:family="paragraph" style:parent-style-name="MiniBuffer" style:master-page-name="">
      <style:paragraph-properties style:page-number="auto" fo:break-before="column"/>
    </style:style>
    <style:style style:name="Unbenannt2" style:family="paragraph" style:parent-style-name="Standard"/>
    <style:style style:name="Schueler" style:family="paragraph" style:parent-style-name="Standard" style:master-page-name="">
      <style:paragraph-properties fo:text-align="start" style:justify-single-word="false" style:page-number="auto" style:writing-mode="lr-tb">
        <style:tab-stops>
          <style:tab-stop style:position="3.799cm"/>
          <style:tab-stop style:position="5.5cm"/>
          <style:tab-stop style:position="8.751cm" style:type="right"/>
        </style:tab-stops>
      </style:paragraph-properties>
      <style:text-properties style:font-name="Arial Narrow" fo:font-family="'Arial Narrow'" style:font-style-name="Standard" style:font-pitch="variable" fo:font-size="9pt" style:font-weight-asian="normal" style:font-weight-complex="normal"/>
    </style:style>
    <style:style style:name="PfeilTrennerGrau" style:family="paragraph" style:parent-style-name="PfeilTrenner">
      <loext:graphic-properties draw:fill="solid" draw:fill-color="#cccccc" draw:opacity="100%"/>
      <style:paragraph-properties fo:margin-top="0.101cm" fo:margin-bottom="0cm" style:contextual-spacing="false" fo:background-color="#cccccc" style:shadow="none">
        <style:tab-stops>
          <style:tab-stop style:position="4.195cm"/>
          <style:tab-stop style:position="8.301cm" style:type="right"/>
        </style:tab-stops>
      </style:paragraph-properties>
      <style:text-properties fo:font-size="7pt" style:font-weight-asian="normal" style:font-weight-complex="normal"/>
    </style:style>
    <style:style style:name="LehrpersonListe" style:family="paragraph" style:parent-style-name="Text_20_body">
      <style:paragraph-properties>
        <style:tab-stops>
          <style:tab-stop style:position="4.5cm"/>
          <style:tab-stop style:position="7.999cm"/>
          <style:tab-stop style:position="12cm"/>
        </style:tab-stops>
      </style:paragraph-properties>
      <style:text-properties style:font-weight-asian="normal" style:font-weight-complex="normal"/>
    </style:style>
    <style:style style:name="Klassenlehrer" style:family="paragraph" style:parent-style-name="LehrpersonListe" style:master-page-name="">
      <style:paragraph-properties fo:margin-top="0cm" fo:margin-bottom="0cm" style:contextual-spacing="false" style:page-number="auto"/>
      <style:text-properties style:font-weight-asian="normal" style:font-weight-complex="normal"/>
    </style:style>
    <style:style style:name="TitelLehrpersonen" style:family="paragraph" style:parent-style-name="Heading_20_2" style:default-outline-level="" style:list-style-name="" style:master-page-name="">
      <style:paragraph-properties style:page-number="auto" fo:break-before="page"/>
    </style:style>
    <style:style style:name="LegendeKlassenalarm" style:family="paragraph" style:parent-style-name="Standard" style:master-page-name="">
      <style:paragraph-properties style:page-number="auto"/>
      <style:text-properties fo:font-size="9pt" style:font-weight-asian="normal" style:font-weight-complex="normal"/>
    </style:style>
    <style:style style:name="Logo" style:family="paragraph" style:parent-style-name="Standard" style:master-page-name="">
      <style:paragraph-properties fo:text-align="end" style:justify-single-word="false" style:page-number="auto"/>
    </style:style>
    <style:style style:name="GruppenTitel" style:family="paragraph" style:parent-style-name="Standard">
      <style:text-properties fo:font-weight="bold" style:font-weight-asian="normal" style:font-weight-complex="normal"/>
    </style:style>
    <style:style style:name="SchuelerFett" style:family="paragraph" style:parent-style-name="Schueler">
      <style:text-properties fo:font-weight="bold" style:font-weight-asian="normal" style:font-weight-complex="normal"/>
    </style:style>
    <style:style style:name="Delegierte_20_Symbol" style:display-name="Delegierte Symbol" style:family="paragraph" style:parent-style-name="Standard" style:master-page-name="">
      <loext:graphic-properties draw:fill-image-width="0cm" draw:fill-image-height="0cm"/>
      <style:paragraph-properties fo:text-align="center" style:justify-single-word="false" style:page-number="auto" fo:padding="0.049cm" fo:border="0.06pt solid #000000" style:shadow="none">
        <style:tab-stops/>
      </style:paragraph-properties>
      <style:text-properties fo:font-size="8pt" fo:font-weight="bold" style:font-weight-asian="normal" style:font-weight-complex="normal"/>
    </style:style>
    <style:style style:name="Lehrerkommentar" style:family="paragraph" style:parent-style-name="Text_20_body" style:master-page-name="">
      <style:paragraph-properties style:line-spacing="0.049cm" style:page-number="auto" style:writing-mode="lr-tb"/>
      <style:text-properties fo:font-size="8pt"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malltalkValue" style:family="text">
      <style:text-properties fo:font-size="3pt" style:text-underline-style="dotted" style:text-underline-width="auto" style:text-underline-color="font-color" fo:background-color="#99ccff" style:font-weight-asian="normal" style:font-weight-complex="normal"/>
    </style:style>
    <style:style style:name="SmalltalkLiteral" style:family="text" style:parent-style-name="SmalltalkValue">
      <style:text-properties fo:font-size="6pt" fo:background-color="#eb613d" style:font-weight-asian="normal" style:font-weight-complex="normal" loext:shadow="none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DelegierteRahmen" style:family="graphic" style:parent-style-name="Frame">
      <style:graphic-properties svg:width="0.3cm" fo:min-height="0.499cm" text:anchor-type="paragraph" svg:x="7.105cm" svg:y="0cm" fo:margin-left="0cm" fo:margin-right="0cm" fo:margin-top="0cm" fo:margin-bottom="0cm" style:wrap="run-through" style:number-wrapped-paragraphs="no-limit" style:vertical-pos="top" style:vertical-rel="paragraph-content" style:horizontal-pos="right" style:horizontal-rel="paragraph-content" fo:background-color="transparent" draw:fill="none" draw:fill-color="#99ccff" draw:opacity="0%" draw:fill-image-width="0cm" draw:fill-image-height="0cm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1.499cm" fo:margin-bottom="1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X86_64 LibreOffice_project/d1d0ea68f081ee2800a922cac8f79445e4603348</meta:generator>
    <meta:initial-creator>david</meta:initial-creator>
    <meta:creation-date>2007-06-15T00:05:44</meta:creation-date>
    <dc:date>2022-09-07T23:42:00.980544862</dc:date>
    <dc:language>en-AU</dc:language>
    <meta:editing-cycles>148</meta:editing-cycles>
    <meta:editing-duration>P1DT19H10M15S</meta:editing-duration>
    <dc:creator>Andreas Brodbeck</dc:creator>
    <meta:document-statistic meta:table-count="2" meta:image-count="0" meta:object-count="0" meta:page-count="2" meta:paragraph-count="61" meta:word-count="170" meta:character-count="1347" meta:non-whitespace-character-count="1233"/>
    <meta:user-defined meta:name="Info 1"/>
    <meta:user-defined meta:name="Info 2"/>
    <meta:user-defined meta:name="Info 3"/>
    <meta:user-defined meta:name="Info 4"/>
  </office:meta>
</office:document-meta>
</file>